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heriff" svg:font-family="'Liberation Sheriff'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9363" officeooo:paragraph-rsid="00049363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49363" officeooo:paragraph-rsid="0004936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049363" officeooo:paragraph-rsid="00049363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54511" officeooo:paragraph-rsid="00054511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0pt" fo:font-weight="normal" officeooo:rsid="0006061f" officeooo:paragraph-rsid="0006061f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0pt" fo:font-weight="normal" officeooo:rsid="0007b8fc" officeooo:paragraph-rsid="0007b8fc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fo:font-weight="normal" officeooo:rsid="0006061f" officeooo:paragraph-rsid="0006061f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fo:font-weight="normal" officeooo:rsid="0007b8fc" officeooo:paragraph-rsid="0007b8fc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fo:font-weight="normal" officeooo:rsid="000b6c80" officeooo:paragraph-rsid="000b6c80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0pt" style:text-underline-style="none" fo:font-weight="normal" officeooo:rsid="000b6c80" officeooo:paragraph-rsid="000b6c80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0pt" style:text-underline-style="none" fo:font-weight="normal" officeooo:rsid="000d0aaf" officeooo:paragraph-rsid="000d0aaf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officeooo:rsid="000e5ccb" officeooo:paragraph-rsid="000e5ccb" style:font-size-asian="8.75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officeooo:rsid="000ebd33" officeooo:paragraph-rsid="000ebd33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officeooo:rsid="000f1323" officeooo:paragraph-rsid="000f1323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officeooo:rsid="00119811" officeooo:paragraph-rsid="00119811" style:font-size-asian="8.75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officeooo:rsid="0013b711" officeooo:paragraph-rsid="0013b711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officeooo:rsid="00148e6b" officeooo:paragraph-rsid="00148e6b" style:font-size-asian="8.75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officeooo:rsid="0015e079" officeooo:paragraph-rsid="0015e079" style:font-size-asian="8.75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officeooo:rsid="00198155" officeooo:paragraph-rsid="00198155" style:font-size-asian="8.75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officeooo:rsid="0019f207" officeooo:paragraph-rsid="0019f207" style:font-size-asian="8.75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officeooo:rsid="001d9aba" officeooo:paragraph-rsid="001d9aba" style:font-size-asian="8.75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officeooo:rsid="001fb498" officeooo:paragraph-rsid="001fb498" style:font-size-asian="8.75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0pt" fo:font-style="normal" style:text-underline-style="none" fo:font-weight="bold" officeooo:rsid="000ebd33" officeooo:paragraph-rsid="000ebd33" style:font-size-asian="8.75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0pt" fo:font-style="normal" style:text-underline-style="none" fo:font-weight="bold" officeooo:rsid="00104d94" officeooo:paragraph-rsid="00104d94" style:font-size-asian="8.75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0pt" fo:font-style="normal" style:text-underline-style="none" fo:font-weight="bold" officeooo:rsid="00135ef9" officeooo:paragraph-rsid="00135ef9" style:font-size-asian="8.75pt" style:font-style-asian="normal" style:font-weight-asian="bold" style:font-size-complex="10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0pt" fo:font-style="normal" style:text-underline-style="none" fo:font-weight="bold" officeooo:rsid="0013b711" officeooo:paragraph-rsid="0013b711" style:font-size-asian="8.75pt" style:font-style-asian="normal" style:font-weight-asian="bold" style:font-size-complex="10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0pt" fo:font-style="normal" style:text-underline-style="none" fo:font-weight="bold" officeooo:rsid="0018ba80" officeooo:paragraph-rsid="0018ba80" style:font-size-asian="8.75pt" style:font-style-asian="normal" style:font-weight-asian="bold" style:font-size-complex="10pt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0pt" fo:font-style="normal" style:text-underline-style="none" fo:font-weight="bold" officeooo:rsid="001bdaf0" officeooo:paragraph-rsid="001bdaf0" style:font-size-asian="8.75pt" style:font-style-asian="normal" style:font-weight-asian="bold" style:font-size-complex="10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0pt" fo:font-style="normal" style:text-underline-style="none" fo:font-weight="bold" officeooo:rsid="00210dc3" officeooo:paragraph-rsid="00210dc3" style:font-size-asian="8.75pt" style:font-style-asian="normal" style:font-weight-asian="bold" style:font-size-complex="10pt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0pt" fo:font-style="italic" style:text-underline-style="none" fo:font-weight="normal" officeooo:rsid="000d0aaf" officeooo:paragraph-rsid="000d0aaf" style:font-size-asian="8.75pt" style:font-style-asian="italic" style:font-weight-asian="normal" style:font-size-complex="10pt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92297" officeooo:paragraph-rsid="00092297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officeooo:rsid="00210dc3" officeooo:paragraph-rsid="00210dc3" style:font-size-asian="8.75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officeooo:rsid="00216726" officeooo:paragraph-rsid="00216726" style:font-size-asian="8.75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officeooo:rsid="0021e83c" officeooo:paragraph-rsid="0021e83c" style:font-size-asian="8.75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officeooo:rsid="0021e83c" officeooo:paragraph-rsid="0022289c" style:font-size-asian="8.75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officeooo:rsid="0021e83c" officeooo:paragraph-rsid="0022ba28" style:font-size-asian="8.75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0pt" fo:font-style="normal" style:text-underline-style="none" fo:font-weight="bold" officeooo:rsid="0021e83c" officeooo:paragraph-rsid="0022ba28" style:font-size-asian="8.75pt" style:font-style-asian="normal" style:font-weight-asian="bold" style:font-size-complex="10pt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officeooo:paragraph-rsid="0022289c"/>
    </style:style>
    <style:style style:name="P39" style:family="paragraph" style:parent-style-name="Standard">
      <style:paragraph-properties fo:text-align="justify" style:justify-single-word="false"/>
      <style:text-properties officeooo:rsid="0022ba28" officeooo:paragraph-rsid="0022ba28"/>
    </style:style>
    <style:style style:name="P40" style:family="paragraph" style:parent-style-name="Standard">
      <style:paragraph-properties fo:text-align="justify" style:justify-single-word="false"/>
      <style:text-properties officeooo:rsid="00250442" officeooo:paragraph-rsid="00250442"/>
    </style:style>
    <style:style style:name="P41" style:family="paragraph" style:parent-style-name="Standard">
      <style:paragraph-properties fo:text-align="justify" style:justify-single-word="false"/>
      <style:text-properties officeooo:rsid="002664f3" officeooo:paragraph-rsid="002664f3"/>
    </style:style>
    <style:style style:name="P42" style:family="paragraph" style:parent-style-name="Standard">
      <style:paragraph-properties fo:text-align="justify" style:justify-single-word="false"/>
      <style:text-properties officeooo:rsid="002664f3" officeooo:paragraph-rsid="00281fb9"/>
    </style:style>
    <style:style style:name="P43" style:family="paragraph" style:parent-style-name="Standard">
      <style:paragraph-properties fo:text-align="justify" style:justify-single-word="false"/>
      <style:text-properties officeooo:rsid="0029f85d" officeooo:paragraph-rsid="0029f85d"/>
    </style:style>
    <style:style style:name="T1" style:family="text">
      <style:text-properties officeooo:rsid="0009229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0f1323"/>
    </style:style>
    <style:style style:name="T5" style:family="text">
      <style:text-properties officeooo:rsid="0013b711"/>
    </style:style>
    <style:style style:name="T6" style:family="text">
      <style:text-properties officeooo:rsid="0016c008"/>
    </style:style>
    <style:style style:name="T7" style:family="text">
      <style:text-properties fo:color="#000000" style:font-name="Consolas" fo:font-size="9.5pt" style:font-size-asian="9.5pt"/>
    </style:style>
    <style:style style:name="T8" style:family="text">
      <style:text-properties fo:color="#000000" style:font-name="Liberation Serif" fo:font-size="10pt" officeooo:rsid="0022289c" style:font-size-asian="10pt" style:font-size-complex="10pt"/>
    </style:style>
    <style:style style:name="T9" style:family="text">
      <style:text-properties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size="10pt" fo:font-style="normal" style:text-underline-style="none" fo:font-weight="normal" officeooo:rsid="0022289c" style:font-size-asian="8.75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size="10pt" fo:font-style="normal" style:text-underline-style="none" fo:font-weight="normal" officeooo:rsid="0021e83c" style:font-size-asian="8.75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size="10pt" fo:font-style="normal" style:text-underline-style="none" fo:font-weight="normal" officeooo:rsid="00234c70" style:font-size-asian="8.75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size="10pt" fo:font-style="normal" style:text-underline-style="none" fo:font-weight="normal" officeooo:rsid="00250442" style:font-size-asian="8.75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size="10pt" fo:font-style="normal" style:text-underline-style="none" fo:font-weight="normal" officeooo:rsid="00281fb9" style:font-size-asian="8.75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size="10pt" fo:font-style="normal" style:text-underline-style="none" fo:font-weight="normal" officeooo:rsid="0029f85d" style:font-size-asian="8.75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size="10pt" fo:font-style="normal" style:text-underline-style="none" fo:font-weight="bold" style:font-size-asian="8.75pt" style:font-style-asian="normal" style:font-weight-asian="bold" style:font-size-complex="10pt" style:font-style-complex="normal" style:font-weight-complex="bold"/>
    </style:style>
    <style:style style:name="T17" style:family="text">
      <style:text-properties fo:font-size="10pt" fo:font-style="normal" style:text-underline-style="none" fo:font-weight="bold" officeooo:rsid="0021e83c" style:font-size-asian="8.75pt" style:font-style-asian="normal" style:font-weight-asian="bold" style:font-size-complex="10pt" style:font-style-complex="normal" style:font-weight-complex="bold"/>
    </style:style>
    <style:style style:name="T18" style:family="text">
      <style:text-properties fo:font-size="10pt" fo:font-style="italic" style:text-underline-style="none" fo:font-weight="normal" style:font-size-asian="8.75pt" style:font-style-asian="italic" style:font-weight-asian="normal" style:font-size-complex="10pt" style:font-style-complex="italic" style:font-weight-complex="normal"/>
    </style:style>
    <style:style style:name="T19" style:family="text">
      <style:text-properties officeooo:rsid="0022ba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tes</text:p>
      <text:p text:style-name="P1"/>
      <text:p text:style-name="P1"/>
      <text:p text:style-name="P4">Introduction to ASP.NET Core 3.1</text:p>
      <text:p text:style-name="P2"/>
      <text:p text:style-name="P7">Now with ASP.NET Core that are 2 ways to build a web application:</text:p>
      <text:p text:style-name="P5">- MVC application</text:p>
      <text:p text:style-name="P5">- Razor Pages application</text:p>
      <text:p text:style-name="P5"/>
      <text:p text:style-name="P5">Basic CRUD website</text:p>
      <text:p text:style-name="P5"/>
      <text:p text:style-name="P7">Build 2 simple project:</text:p>
      <text:p text:style-name="P5">- basic Razor project</text:p>
      <text:p text:style-name="P5">- simple MVC project (main project)</text:p>
      <text:p text:style-name="P5"/>
      <text:p text:style-name="P5"/>
      <text:p text:style-name="P8">Tools:</text:p>
      <text:p text:style-name="P6">- Visual Studio</text:p>
      <text:p text:style-name="P6">- .NET Core 3.1</text:p>
      <text:p text:style-name="P6">- SQL Server 2019</text:p>
      <text:p text:style-name="P6">- S<text:span text:style-name="T1">QL</text:span> <text:s/>Server Management Studio</text:p>
      <text:p text:style-name="P6"/>
      <text:p text:style-name="P6"/>
      <text:p text:style-name="P6"/>
      <text:p text:style-name="P31">Razor project</text:p>
      <text:p text:style-name="P31"/>
      <text:p text:style-name="P10">Egy masfajta megkozelites MVC-hez kepest.</text:p>
      <text:p text:style-name="P10"/>
      <text:p text:style-name="P9">Has two parts:</text:p>
      <text:p text:style-name="P10">- Razor Page (UI/View)</text:p>
      <text:p text:style-name="P10">- Page Model (Contains Handlers)</text:p>
      <text:p text:style-name="P10"/>
      <text:p text:style-name="P11">Oldalkozpontu megkozelites, ahol szorosan egymas mellett szerepel az oldal kodja es a <text:span text:style-name="T2">PageModel</text:span></text:p>
      <text:p text:style-name="P30"/>
      <text:p text:style-name="P12"><text:span text:style-name="T3">Index.cshtml</text:span> – ez a Razor <text:span text:style-name="T6">page</text:span>/the UI of the application</text:p>
      <text:p text:style-name="P12"><text:tab/><text:span text:style-name="T3">Index.cshtml.cs</text:span> – ez a model a fenti index razor page-nek </text:p>
      <text:p text:style-name="P12"><text:tab/><text:tab/><text:tab/>- ebben vannak ‘handlers’ amik olyanok mint a Controller action method-ok</text:p>
      <text:p text:style-name="P12"><text:tab/><text:tab/><text:tab/>- <text:span text:style-name="T6">page model</text:span></text:p>
      <text:p text:style-name="P12"/>
      <text:p text:style-name="P23">Double click on the project name:</text:p>
      <text:p text:style-name="P14">mainly it’s to reference all the NuGet packages and the target framework</text:p>
      <text:p text:style-name="P13">this .csproj file replaces the earlier Core versions <text:span text:style-name="T2">project.json</text:span> and <text:span text:style-name="T2">exproj</text:span> files.</text:p>
      <text:p text:style-name="P13">&lt;targetframework&gt; <text:s text:c="3"/>- is a node in this file. After adding more packages to the project, more nodes will be here. <text:span text:style-name="T4">(if added a new Nuget package, a new package reference entry will be here)</text:span></text:p>
      <text:p text:style-name="P13"/>
      <text:p text:style-name="P14"><text:span text:style-name="T2">Metapackage</text:span> – it was in the earlier versions of Core included as a NuGet package, but now it’s discontinued and now it’s a part of the .NET Core Class Library</text:p>
      <text:p text:style-name="P14"/>
      <text:p text:style-name="P24">Properties folder</text:p>
      <text:p text:style-name="P15">launchSettings.json <text:s text:c="2"/>file <text:s text:c="2"/>- it tells Visual Studio, what to do when we click the Run button</text:p>
      <text:p text:style-name="P15">this can also be set in the Properties of the project, Debug menu option</text:p>
      <text:p text:style-name="P15"/>
      <text:p text:style-name="P25">www<text:span text:style-name="T5">r</text:span>oot folder</text:p>
      <text:p text:style-name="P16">all the static files will be placed here</text:p>
      <text:p text:style-name="P16">this is the root folder for our website</text:p>
      <text:p text:style-name="P16">no code files should be placed here! </text:p>
      <text:p text:style-name="P16"/>
      <text:p text:style-name="P26">Pages folder</text:p>
      <text:p text:style-name="P17">this is the main folder inside any razor project</text:p>
      <text:p text:style-name="P18">in Shared folder _Layout.cshtml is the default master page for the application </text:p>
      <text:p text:style-name="P18"/>
      <text:p text:style-name="P27"><text:soft-page-break/>Routing in Razor Pages</text:p>
      <text:p text:style-name="P19">how to match URL’s on the resources on the server?</text:p>
      <text:p text:style-name="P19">The most straight forward answer is to map URLs to physical files on the disk <text:s/>- this approach was implemented for Razor pages framework</text:p>
      <text:p text:style-name="P20">Razot pages needs a root folder</text:p>
      <text:p text:style-name="P20">file extension should not be included in the URL path</text:p>
      <text:p text:style-name="P20">Index.cshtml is a default document</text:p>
      <text:p text:style-name="P20"/>
      <text:p text:style-name="P28">Tag helpers</text:p>
      <text:p text:style-name="P21">are new to ASP.NET core</text:p>
      <text:p text:style-name="P22">it’s like Angular Directives, but the have differences</text:p>
      <text:p text:style-name="P22">can use the regular html tag and can append a tag helper to it</text:p>
      <text:p text:style-name="P22"/>
      <text:p text:style-name="P22">HTML helpers are also for this reason, but they have not so really HTML friendly look</text:p>
      <text:p text:style-name="P22"/>
      <text:p text:style-name="P29">The Main method-ok</text:p>
      <text:p text:style-name="P32">no global.asax anymore</text:p>
      <text:p text:style-name="P32">startup now is determined by you. It starts with the program class file</text:p>
      <text:p text:style-name="P33">the program.cs file contains a main method which is the entry point of the applicaton</text:p>
      <text:p text:style-name="P33">the application initially starts as a command line application, the main method configures asp.net Core and starts it</text:p>
      <text:p text:style-name="P33"/>
      <text:p text:style-name="P34"/>
      <text:p text:style-name="P37"><text:span text:style-name="T19">Startup.cs</text:span></text:p>
      <text:p text:style-name="P36">Dependency injection forms an integer part of ASP .NET Core.</text:p>
      <text:p text:style-name="P34">ServiceCollection object is injected into the method as a parameter at <text:span text:style-name="T3">public void ConfigureServices</text:span> in Startup.cs </text:p>
      <text:p text:style-name="P35">Examples of the possible services here: Entity Framework Core, Identity Services, MVC, and many more….</text:p>
      <text:p text:style-name="P38"><text:span text:style-name="T10">By default </text:span><text:span text:style-name="T7">services.AddRazorPages() </text:span><text:span text:style-name="T8">is added.</text:span><text:span text:style-name="T11"><text:tab/></text:span></text:p>
      <text:p text:style-name="P38"><text:span text:style-name="T11"/></text:p>
      <text:p text:style-name="P39"><text:span text:style-name="T17">P</text:span><text:span text:style-name="T16">ublic void Configure()</text:span><text:span text:style-name="T9"> - </text:span><text:span text:style-name="T12">this method configures the HTTP request pipeline. </text:span><text:span text:style-name="T13">The pipeline specifies how the application should response to HTTP request. Pipeline is composed of individual parts called middleware. </text:span></text:p>
      <text:p text:style-name="P40"><text:span text:style-name="T9">Middlewares can be Authentications, MVC, Static files… The order is important. </text:span></text:p>
      <text:p text:style-name="P41"><text:span text:style-name="T9">When the data travels to the pipeline, it gets manipulated from the individual middleware’s so as the request and the response.</text:span></text:p>
      <text:p text:style-name="P42"><text:span text:style-name="T9">Using the pipeline approach we only plug in the middlewares <text:s/>that we need. Everything we olug in is in a separate assembly exposed in a NuGet.</text:span></text:p>
      <text:p text:style-name="P43"><text:span text:style-name="T9">There are a few middlewares pluged in by default. </text:span></text:p>
      <text:p text:style-name="P43"><text:span text:style-name="T9">app.</text:span><text:span text:style-name="T18">middlewarename</text:span><text:span text:style-name="T9"> <text:s/>is the synthax. </text:span></text:p>
      <text:p text:style-name="P42"><text:span text:style-name="T9"/></text:p>
      <text:p text:style-name="P42"><text:span text:style-name="T14">There are 2 webserver, one is external like IIS or APACHE or LINUX and there is also an internal webserver hosted by our application. Reqest from the external webserver are passed . </text:span><text:span text:style-name="T15">Most common internal webserver is Kestrel.</text:span><text:span text:style-name="T9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heriff" svg:font-family="'Liberation Sheriff'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7.2$Windows_X86_64 LibreOffice_project/639b8ac485750d5696d7590a72ef1b496725cfb5</meta:generator>
    <dc:date>2020-11-24T21:11:14.441000000</dc:date>
    <meta:editing-duration>PT5H32M45S</meta:editing-duration>
    <meta:editing-cycles>22</meta:editing-cycles>
    <meta:document-statistic meta:table-count="0" meta:image-count="0" meta:object-count="0" meta:page-count="2" meta:paragraph-count="67" meta:word-count="639" meta:character-count="3813" meta:non-whitespace-character-count="3210"/>
  </office:meta>
</office:document-meta>
</file>